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style:font-name="Arial" style:font-name-complex="Arial"/>
    </style:style>
    <style:style style:name="P3" style:parent-style-name="Standard" style:family="paragraph">
      <style:paragraph-properties fo:text-align="center"/>
    </style:style>
    <style:style style:name="T4" style:parent-style-name="Fuentedepárrafopredeter."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style:font-name-complex="Arial"/>
    </style:style>
    <style:style style:name="T6"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T7" style:parent-style-name="Fuentedepárrafopredeter." style:family="text">
      <style:text-properties style:font-name="Arial" style:font-name-complex="Arial"/>
    </style:style>
    <style:style style:name="T8" style:parent-style-name="Fuentedepárrafopredeter." style:family="text">
      <style:text-properties style:font-name="Arial" style:font-name-complex="Arial"/>
    </style:style>
    <style:style style:name="P9" style:parent-style-name="Standard" style:family="paragraph">
      <style:text-properties style:font-name="Arial" style:font-name-complex="Arial"/>
    </style:style>
    <style:style style:name="T10" style:parent-style-name="Fuentedepárrafopredeter."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Standard" style:family="paragraph">
      <style:text-properties style:font-name="Arial" style:font-name-complex="Arial"/>
    </style:style>
    <style:style style:name="P12" style:parent-style-name="Standard" style:list-style-name="LFO1" style:family="paragraph">
      <style:text-properties style:font-name="Arial" style:font-name-complex="Arial" fo:background-color="#FFFF00" style:text-underline-type="single" style:text-underline-style="solid" style:text-underline-width="auto" style:text-underline-mode="continuous"/>
    </style:style>
    <style:style style:name="P13" style:parent-style-name="Standard" style:list-style-name="LFO1" style:family="paragraph">
      <style:text-properties style:font-name="Arial" style:font-name-complex="Arial" fo:font-style="italic" style:font-style-asian="italic" fo:background-color="#FFFF00"/>
    </style:style>
    <style:style style:name="P14" style:parent-style-name="Standard" style:list-style-name="LFO1" style:family="paragraph">
      <style:text-properties style:font-name="Arial" style:font-name-complex="Arial" fo:font-style="italic" style:font-style-asian="italic" fo:background-color="#FFFF00"/>
    </style:style>
    <style:style style:name="P15" style:parent-style-name="Standard" style:list-style-name="LFO1" style:family="paragraph">
      <style:text-properties style:font-name="Arial" style:font-name-complex="Arial" style:text-underline-type="single" style:text-underline-style="solid" style:text-underline-width="auto" style:text-underline-mode="continuous"/>
    </style:style>
    <style:style style:name="P16" style:parent-style-name="Standard" style:list-style-name="LFO1" style:family="paragraph">
      <style:text-properties style:font-name="Arial" style:font-name-complex="Arial" fo:font-style="italic" style:font-style-asian="italic"/>
    </style:style>
    <style:style style:name="P17" style:parent-style-name="Standard" style:list-style-name="LFO1" style:family="paragraph"/>
    <style:style style:name="T18" style:parent-style-name="Fuentedepárrafopredeter." style:family="text">
      <style:text-properties style:font-name="Arial" style:font-name-complex="Arial" fo:font-style="italic" style:font-style-asian="italic"/>
    </style:style>
    <style:style style:name="T19" style:parent-style-name="Fuentedepárrafopredeter." style:family="text">
      <style:text-properties style:font-name="Arial" style:font-name-complex="Arial" fo:font-style="italic" style:font-style-asian="italic"/>
    </style:style>
    <style:style style:name="P20" style:parent-style-name="Standard" style:list-style-name="LFO1" style:family="paragraph"/>
    <style:style style:name="T21" style:parent-style-name="Fuentedepárrafopredeter." style:family="text">
      <style:text-properties style:font-name="Arial" style:font-name-complex="Arial" style:text-underline-type="single" style:text-underline-style="solid" style:text-underline-width="auto" style:text-underline-mode="continuous"/>
    </style:style>
    <style:style style:name="P22" style:parent-style-name="Standard" style:list-style-name="LFO1" style:family="paragraph">
      <style:text-properties style:font-name="Arial" style:font-name-complex="Arial" fo:font-style="italic" style:font-style-asian="italic"/>
    </style:style>
    <style:style style:name="P23" style:parent-style-name="Standard" style:list-style-name="LFO1" style:family="paragraph">
      <style:text-properties style:font-name="Arial" style:font-name-complex="Arial" fo:font-style="italic" style:font-style-asian="italic"/>
    </style:style>
    <style:style style:name="P24" style:parent-style-name="Standard" style:list-style-name="LFO1" style:family="paragraph">
      <style:text-properties style:font-name="Arial" style:font-name-complex="Arial" style:text-underline-type="single" style:text-underline-style="solid" style:text-underline-width="auto" style:text-underline-mode="continuous"/>
    </style:style>
    <style:style style:name="P25" style:parent-style-name="Standard" style:list-style-name="LFO1" style:family="paragraph">
      <style:text-properties style:font-name="Arial" style:font-name-complex="Arial" fo:font-style="italic" style:font-style-asian="italic"/>
    </style:style>
    <style:style style:name="P26" style:parent-style-name="Standard" style:list-style-name="LFO1" style:family="paragraph"/>
    <style:style style:name="T27" style:parent-style-name="Fuentedepárrafopredeter." style:family="text">
      <style:text-properties style:font-name="Arial" style:font-name-complex="Arial" fo:font-style="italic" style:font-style-asian="italic"/>
    </style:style>
    <style:style style:name="T28" style:parent-style-name="Fuentedepárrafopredeter." style:family="text">
      <style:text-properties style:font-name="Arial" style:font-name-complex="Arial"/>
    </style:style>
    <style:style style:name="T29" style:parent-style-name="Fuentedepárrafopredeter." style:family="text">
      <style:text-properties style:font-name="Arial" style:font-name-complex="Arial"/>
    </style:style>
    <style:style style:name="P30" style:parent-style-name="Standard" style:family="paragraph">
      <style:text-properties style:font-name="Arial" style:font-name-complex="Arial"/>
    </style:style>
    <style:style style:name="P31"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 style:parent-style-name="Standard" style:list-style-name="LFO2" style:family="paragraph">
      <style:text-properties style:font-name="Arial" style:font-name-complex="Arial" fo:font-weight="bold" style:font-weight-asian="bold" style:font-weight-complex="bold"/>
    </style:style>
    <style:style style:name="P34" style:parent-style-name="Standard" style:list-style-name="LFO2" style:family="paragraph"/>
    <style:style style:name="T3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6" style:parent-style-name="Fuentedepárrafopredeter." style:family="text">
      <style:text-properties style:font-name="Arial" style:font-name-complex="Arial"/>
    </style:style>
    <style:style style:name="T37" style:parent-style-name="Fuentedepárrafopredeter." style:family="text">
      <style:text-properties style:font-name="Arial" style:font-name-complex="Arial"/>
    </style:style>
    <style:style style:name="P38" style:parent-style-name="Standard" style:list-style-name="LFO2" style:family="paragraph">
      <style:text-properties style:font-name="Arial" style:font-name-complex="Arial"/>
    </style:style>
    <style:style style:name="P39" style:parent-style-name="Standard" style:list-style-name="LFO2" style:family="paragraph"/>
    <style:style style:name="T40"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41" style:parent-style-name="Fuentedepárrafopredeter." style:family="text">
      <style:text-properties style:font-name="Arial" style:font-name-complex="Arial"/>
    </style:style>
    <style:style style:name="P42" style:parent-style-name="Standard" style:list-style-name="LFO2" style:family="paragraph">
      <style:text-properties style:font-name="Arial" style:font-name-complex="Arial"/>
    </style:style>
    <style:style style:name="P43" style:parent-style-name="Standard" style:list-style-name="LFO2" style:family="paragraph">
      <style:text-properties style:font-name="Arial" style:font-name-complex="Arial"/>
    </style:style>
    <style:style style:name="P44" style:parent-style-name="Standard" style:list-style-name="LFO2" style:family="paragraph">
      <style:text-properties style:font-name="Arial" style:font-name-complex="Arial"/>
    </style:style>
    <style:style style:name="P45" style:parent-style-name="Standard" style:list-style-name="LFO2" style:family="paragraph">
      <style:text-properties style:font-name="Arial" style:font-name-complex="Arial"/>
    </style:style>
    <style:style style:name="P46" style:parent-style-name="Standard" style:list-style-name="LFO2" style:family="paragraph">
      <style:text-properties style:font-name="Arial" style:font-name-complex="Arial"/>
    </style:style>
    <style:style style:name="P47" style:parent-style-name="Standard" style:list-style-name="LFO2" style:family="paragraph"/>
    <style:style style:name="T48"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49"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50" style:parent-style-name="Fuentedepárrafopredeter." style:family="text">
      <style:text-properties style:font-name="Arial" style:font-name-complex="Arial"/>
    </style:style>
    <style:style style:name="P51" style:parent-style-name="Standard" style:list-style-name="LFO2" style:family="paragraph"/>
    <style:style style:name="T52" style:parent-style-name="Fuentedepárrafopredeter." style:family="text">
      <style:text-properties style:font-name="Arial" style:font-name-complex="Arial" style:font-weight-complex="bold"/>
    </style:style>
    <style:style style:name="T53" style:parent-style-name="Fuentedepárrafopredeter." style:family="text">
      <style:text-properties style:font-name="Arial" style:font-name-complex="Arial" style:font-weight-complex="bold"/>
    </style:style>
    <style:style style:name="P54" style:parent-style-name="Standard" style:list-style-name="LFO2" style:family="paragraph"/>
    <style:style style:name="T5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56" style:parent-style-name="Fuentedepárrafopredeter." style:family="text">
      <style:text-properties style:font-name="Arial" style:font-name-complex="Arial" style:text-underline-type="single" style:text-underline-style="solid" style:text-underline-width="auto" style:text-underline-mode="continuous"/>
    </style:style>
    <style:style style:name="T57" style:parent-style-name="Fuentedepárrafopredeter." style:family="text">
      <style:text-properties style:font-name="Arial" style:font-name-complex="Arial"/>
    </style:style>
    <style:style style:name="P58" style:parent-style-name="Standard" style:list-style-name="LFO2" style:family="paragraph"/>
    <style:style style:name="T59" style:parent-style-name="Fuentedepárrafopredeter." style:family="text">
      <style:text-properties style:font-name="Arial" style:font-name-complex="Arial" style:font-weight-complex="bold"/>
    </style:style>
    <style:style style:name="T60" style:parent-style-name="Fuentedepárrafopredeter." style:family="text">
      <style:text-properties style:font-name="Arial" style:font-name-complex="Arial" style:font-weight-complex="bold"/>
    </style:style>
    <style:style style:name="T61" style:parent-style-name="Fuentedepárrafopredeter." style:family="text">
      <style:text-properties style:font-name="Arial" style:font-name-complex="Arial" style:font-weight-complex="bold"/>
    </style:style>
    <style:style style:name="T62" style:parent-style-name="Fuentedepárrafopredeter." style:family="text">
      <style:text-properties style:font-name="Arial" style:font-name-complex="Arial" style:font-weight-complex="bold"/>
    </style:style>
    <style:style style:name="T63" style:parent-style-name="Fuentedepárrafopredeter." style:family="text">
      <style:text-properties style:font-name="Arial" style:font-name-complex="Arial" style:font-weight-complex="bold"/>
    </style:style>
    <style:style style:name="T64" style:parent-style-name="Fuentedepárrafopredeter." style:family="text">
      <style:text-properties style:font-name="Arial" style:font-name-complex="Arial" style:font-weight-complex="bold"/>
    </style:style>
    <style:style style:name="T65" style:parent-style-name="Fuentedepárrafopredeter." style:family="text">
      <style:text-properties style:font-name="Arial" style:font-name-complex="Arial" style:font-weight-complex="bold"/>
    </style:style>
    <style:style style:name="P66" style:parent-style-name="Standard" style:list-style-name="LFO2" style:family="paragraph"/>
    <style:style style:name="T67"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68" style:parent-style-name="Fuentedepárrafopredeter." style:family="text">
      <style:text-properties style:font-name="Arial" style:font-name-complex="Arial" style:text-underline-type="single" style:text-underline-style="solid" style:text-underline-width="auto" style:text-underline-mode="continuous"/>
    </style:style>
    <style:style style:name="T69" style:parent-style-name="Fuentedepárrafopredeter." style:family="text">
      <style:text-properties style:font-name="Arial" style:font-name-complex="Arial"/>
    </style:style>
    <style:style style:name="P70" style:parent-style-name="Standard" style:list-style-name="LFO2" style:family="paragraph"/>
    <style:style style:name="P71" style:parent-style-name="Standard" style:family="paragraph">
      <style:paragraph-properties fo:margin-left="1.2423in">
        <style:tab-stops/>
      </style:paragraph-properties>
    </style:style>
    <style:style style:name="P72" style:parent-style-name="Standard" style:list-style-name="LFO2" style:family="paragraph">
      <style:text-properties style:font-name="Arial" style:font-name-complex="Arial" fo:font-weight="bold" style:font-weight-asian="bold" style:font-weight-complex="bold"/>
    </style:style>
    <style:style style:name="P73" style:parent-style-name="Standard" style:family="paragraph">
      <style:paragraph-properties fo:margin-left="0.9923in">
        <style:tab-stops/>
      </style:paragraph-properties>
      <style:text-properties style:font-name="Arial" style:font-name-complex="Arial" fo:font-weight="bold" style:font-weight-asian="bold" style:font-weight-complex="bold"/>
    </style:style>
    <style:style style:name="P74" style:parent-style-name="Standard" style:list-style-name="LFO2" style:family="paragraph"/>
    <style:style style:name="T7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6"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7" style:parent-style-name="Fuentedepárrafopredeter." style:family="text">
      <style:text-properties style:font-name="Arial" style:font-name-complex="Arial"/>
    </style:style>
    <style:style style:name="P78" style:parent-style-name="Standard" style:list-style-name="LFO2" style:family="paragraph"/>
    <style:style style:name="T79" style:parent-style-name="Fuentedepárrafopredeter." style:family="text">
      <style:text-properties style:font-name="Arial" style:font-name-complex="Arial" style:font-weight-complex="bold"/>
    </style:style>
    <style:style style:name="T80" style:parent-style-name="Fuentedepárrafopredeter." style:family="text">
      <style:text-properties style:font-name="Arial" style:font-name-complex="Arial" style:font-weight-complex="bold"/>
    </style:style>
    <style:style style:name="T81" style:parent-style-name="Fuentedepárrafopredeter." style:family="text">
      <style:text-properties style:font-name="Arial" style:font-name-complex="Arial" style:font-weight-complex="bold"/>
    </style:style>
    <style:style style:name="T82" style:parent-style-name="Fuentedepárrafopredeter." style:family="text">
      <style:text-properties style:font-name="Arial" style:font-name-complex="Arial" style:font-weight-complex="bold"/>
    </style:style>
    <style:style style:name="T83" style:parent-style-name="Fuentedepárrafopredeter." style:family="text">
      <style:text-properties style:font-name="Arial" style:font-name-complex="Arial" style:font-weight-complex="bold"/>
    </style:style>
    <style:style style:name="P84" style:parent-style-name="Standard" style:list-style-name="LFO2" style:family="paragraph"/>
    <style:style style:name="T85" style:parent-style-name="Fuentedepárrafopredeter." style:family="text">
      <style:text-properties style:font-name="Arial" style:font-name-complex="Arial" style:font-weight-complex="bold"/>
    </style:style>
    <style:style style:name="T86" style:parent-style-name="Fuentedepárrafopredeter." style:family="text">
      <style:text-properties style:font-name="Arial" style:font-name-complex="Arial" style:font-weight-complex="bold"/>
    </style:style>
    <style:style style:name="T87" style:parent-style-name="Fuentedepárrafopredeter." style:family="text">
      <style:text-properties style:font-name="Arial" style:font-name-complex="Arial" style:font-weight-complex="bold"/>
    </style:style>
    <style:style style:name="T88" style:parent-style-name="Fuentedepárrafopredeter." style:family="text">
      <style:text-properties style:font-name="Arial" style:font-name-complex="Arial" style:font-weight-complex="bold"/>
    </style:style>
    <style:style style:name="P89" style:parent-style-name="Standard" style:list-style-name="LFO2" style:family="paragraph"/>
    <style:style style:name="P90" style:parent-style-name="Standard" style:list-style-name="LFO2" style:family="paragraph"/>
    <style:style style:name="T91"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92"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93" style:parent-style-name="Fuentedepárrafopredeter." style:family="text">
      <style:text-properties style:font-name="Arial" style:font-name-complex="Arial" fo:font-weight="bold" style:font-weight-asian="bold" style:font-weight-complex="bold" fo:background-color="#FFFF00"/>
    </style:style>
    <style:style style:name="T94" style:parent-style-name="Fuentedepárrafopredeter." style:family="text">
      <style:text-properties style:font-name="Arial" style:font-name-complex="Arial" fo:background-color="#FFFF00"/>
    </style:style>
    <style:style style:name="T95" style:parent-style-name="Fuentedepárrafopredeter." style:family="text">
      <style:text-properties style:font-name="Arial" style:font-name-complex="Arial" fo:color="#FF0000" fo:background-color="#FFFF00"/>
    </style:style>
    <style:style style:name="P96" style:parent-style-name="Standard" style:list-style-name="LFO2" style:family="paragraph"/>
    <style:style style:name="P97" style:parent-style-name="Standard" style:list-style-name="LFO2" style:family="paragraph"/>
    <style:style style:name="T98"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99" style:parent-style-name="Fuentedepárrafopredeter." style:family="text">
      <style:text-properties style:font-name="Arial" style:font-name-complex="Arial"/>
    </style:style>
    <style:style style:name="P100" style:parent-style-name="Standard" style:list-style-name="LFO2" style:family="paragraph"/>
    <style:style style:name="T101" style:parent-style-name="Fuentedepárrafopredeter." style:family="text">
      <style:text-properties style:font-name="Arial" style:font-name-complex="Arial" style:font-weight-complex="bold"/>
    </style:style>
    <style:style style:name="T102" style:parent-style-name="Fuentedepárrafopredeter." style:family="text">
      <style:text-properties style:font-name="Arial" style:font-name-complex="Arial" style:font-weight-complex="bold"/>
    </style:style>
    <style:style style:name="T103" style:parent-style-name="Fuentedepárrafopredeter." style:family="text">
      <style:text-properties style:font-name="Arial" style:font-name-complex="Arial" style:font-weight-complex="bold"/>
    </style:style>
    <style:style style:name="T104" style:parent-style-name="Fuentedepárrafopredeter." style:family="text">
      <style:text-properties style:font-name="Arial" style:font-name-complex="Arial" style:font-weight-complex="bold"/>
    </style:style>
    <style:style style:name="P105" style:parent-style-name="Standard" style:list-style-name="LFO2" style:family="paragraph"/>
    <style:style style:name="T106"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7" style:parent-style-name="Fuentedepárrafopredeter." style:family="text">
      <style:text-properties style:font-name="Arial" style:font-name-complex="Arial"/>
    </style:style>
    <style:style style:name="P108" style:parent-style-name="Standard" style:list-style-name="LFO2" style:family="paragraph"/>
    <style:style style:name="T109" style:parent-style-name="Fuentedepárrafopredeter." style:family="text">
      <style:text-properties style:font-name="Arial" style:font-name-complex="Arial"/>
    </style:style>
    <style:style style:name="T110" style:parent-style-name="Fuentedepárrafopredeter." style:family="text">
      <style:text-properties style:font-name="Arial" style:font-name-complex="Arial"/>
    </style:style>
    <style:style style:name="T111" style:parent-style-name="Fuentedepárrafopredeter." style:family="text">
      <style:text-properties style:font-name="Arial" style:font-name-complex="Arial"/>
    </style:style>
    <style:style style:name="T112" style:parent-style-name="Fuentedepárrafopredeter." style:family="text">
      <style:text-properties style:font-name="Arial" style:font-name-complex="Arial"/>
    </style:style>
    <style:style style:name="T113" style:parent-style-name="Fuentedepárrafopredeter." style:family="text">
      <style:text-properties style:font-name="Arial" style:font-name-complex="Arial"/>
    </style:style>
    <style:style style:name="P114" style:parent-style-name="Standard" style:list-style-name="LFO2" style:family="paragraph"/>
    <style:style style:name="T115" style:parent-style-name="Fuentedepárrafopredeter." style:family="text">
      <style:text-properties style:font-name="Arial" style:font-name-complex="Arial"/>
    </style:style>
    <style:style style:name="T116" style:parent-style-name="Fuentedepárrafopredeter." style:family="text">
      <style:text-properties style:font-name="Arial" style:font-name-complex="Arial"/>
    </style:style>
    <style:style style:name="P117" style:parent-style-name="Standard" style:list-style-name="LFO2" style:family="paragraph">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P118" style:parent-style-name="Standard" style:list-style-name="LFO2" style:family="paragraph">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P119"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20" style:parent-style-name="Standard" style:list-style-name="LFO2" style:family="paragraph">
      <style:text-properties style:font-name="Arial" style:font-name-complex="Arial" fo:font-weight="bold" style:font-weight-asian="bold" style:font-weight-complex="bold" fo:background-color="#FFFF00"/>
    </style:style>
    <style:style style:name="P121" style:parent-style-name="Standard" style:family="paragraph">
      <style:text-properties style:font-name="Arial" style:font-name-complex="Arial" fo:font-weight="bold" style:font-weight-asian="bold" style:font-weight-complex="bold" fo:background-color="#FFFF00"/>
    </style:style>
    <style:style style:name="P122" style:parent-style-name="Standard" style:list-style-name="LFO2" style:family="paragraph"/>
    <style:style style:name="T123"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24" style:parent-style-name="Fuentedepárrafopredeter." style:family="text">
      <style:text-properties style:font-name="Arial" style:font-name-complex="Arial" fo:background-color="#FFFF00"/>
    </style:style>
    <style:style style:name="P125" style:parent-style-name="Standard" style:list-style-name="LFO2" style:family="paragraph"/>
    <style:style style:name="T126" style:parent-style-name="Fuentedepárrafopredeter." style:family="text">
      <style:text-properties style:font-name="Arial" style:font-name-complex="Arial" fo:background-color="#FFFF00"/>
    </style:style>
    <style:style style:name="P127" style:parent-style-name="Standard" style:list-style-name="LFO2" style:family="paragraph"/>
    <style:style style:name="T128"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29" style:parent-style-name="Fuentedepárrafopredeter." style:family="text">
      <style:text-properties style:font-name="Arial" style:font-name-complex="Arial" fo:background-color="#FFFF00"/>
    </style:style>
    <style:style style:name="P130" style:parent-style-name="Standard" style:list-style-name="LFO2" style:family="paragraph">
      <style:text-properties style:font-name="Arial" style:font-name-complex="Arial" fo:font-weight="bold" style:font-weight-asian="bold" style:font-weight-complex="bold" fo:background-color="#FFFF00"/>
    </style:style>
    <style:style style:name="P131" style:parent-style-name="Standard" style:list-style-name="LFO2" style:family="paragraph">
      <style:text-properties style:font-name="Arial" style:font-name-complex="Arial" fo:font-weight="bold" style:font-weight-asian="bold" style:font-weight-complex="bold" fo:background-color="#FFFF00"/>
    </style:style>
    <style:style style:name="P132" style:parent-style-name="Standard" style:list-style-name="LFO2" style:family="paragraph"/>
    <style:style style:name="T133"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34" style:parent-style-name="Fuentedepárrafopredeter." style:family="text">
      <style:text-properties style:font-name="Arial" style:font-name-complex="Arial" fo:background-color="#FFFF00"/>
    </style:style>
    <style:style style:name="T135" style:parent-style-name="Fuentedepárrafopredeter." style:family="text">
      <style:text-properties style:font-name="Arial" style:font-name-complex="Arial" fo:background-color="#FFFF00"/>
    </style:style>
    <style:style style:name="P136" style:parent-style-name="Standard" style:list-style-name="LFO2" style:family="paragraph"/>
    <style:style style:name="T137"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38" style:parent-style-name="Fuentedepárrafopredeter." style:family="text">
      <style:text-properties style:font-name="Arial" style:font-name-complex="Arial" fo:background-color="#FFFF00"/>
    </style:style>
    <style:style style:name="P139" style:parent-style-name="Standard" style:list-style-name="LFO2" style:family="paragraph">
      <style:text-properties style:font-name="Arial" style:font-name-complex="Arial" fo:font-weight="bold" style:font-weight-asian="bold" style:font-weight-complex="bold" fo:background-color="#FFFF00"/>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T142"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3" style:parent-style-name="Standard" style:list-style-name="LFO3" style:family="paragraph"/>
    <style:style style:name="T144" style:parent-style-name="Fuentedepárrafopredeter." style:family="text">
      <style:text-properties style:font-name="Arial" style:font-name-complex="Arial" fo:font-weight="bold" style:font-weight-asian="bold" style:font-weight-complex="bold" fo:background-color="#FFFF00"/>
    </style:style>
    <style:style style:name="T145" style:parent-style-name="Fuentedepárrafopredeter." style:family="text">
      <style:text-properties style:font-name="Arial" style:font-name-complex="Arial" style:font-weight-complex="bold" fo:background-color="#FFFF00"/>
    </style:style>
    <style:style style:name="T146" style:parent-style-name="Fuentedepárrafopredeter." style:family="text">
      <style:text-properties style:font-name="Arial" style:font-name-complex="Arial" fo:background-color="#FFFF00"/>
    </style:style>
    <style:style style:name="P147" style:parent-style-name="Standard" style:list-style-name="LFO3" style:family="paragraph">
      <style:text-properties fo:background-color="#FFFF00"/>
    </style:style>
    <style:style style:name="P148" style:parent-style-name="Standard" style:list-style-name="LFO3" style:family="paragraph"/>
    <style:style style:name="T149" style:parent-style-name="Fuentedepárrafopredeter." style:family="text">
      <style:text-properties style:font-name="Arial" style:font-name-complex="Arial" fo:font-weight="bold" style:font-weight-asian="bold" style:font-weight-complex="bold" fo:background-color="#FFFF00"/>
    </style:style>
    <style:style style:name="T150" style:parent-style-name="Fuentedepárrafopredeter." style:family="text">
      <style:text-properties style:font-name="Arial" style:font-name-complex="Arial" fo:background-color="#FFFF00"/>
    </style:style>
    <style:style style:name="T151" style:parent-style-name="Fuentedepárrafopredeter." style:family="text">
      <style:text-properties style:font-name="Arial" style:font-name-complex="Arial" fo:background-color="#FFFF00"/>
    </style:style>
    <style:style style:name="T152" style:parent-style-name="Fuentedepárrafopredeter." style:family="text">
      <style:text-properties style:font-name="Arial" style:font-name-complex="Arial" fo:background-color="#FFFF00"/>
    </style:style>
    <style:style style:name="P153" style:parent-style-name="Standard" style:list-style-name="LFO3" style:family="paragraph">
      <style:text-properties fo:background-color="#FFFF00"/>
    </style:style>
    <style:style style:name="P154" style:parent-style-name="Standard" style:list-style-name="LFO3" style:family="paragraph"/>
    <style:style style:name="T155" style:parent-style-name="Fuentedepárrafopredeter." style:family="text">
      <style:text-properties style:font-name="Arial" style:font-name-complex="Arial" fo:font-weight="bold" style:font-weight-asian="bold" style:font-weight-complex="bold" fo:background-color="#FFFF00"/>
    </style:style>
    <style:style style:name="T156" style:parent-style-name="Fuentedepárrafopredeter." style:family="text">
      <style:text-properties style:font-name="Arial" style:font-name-complex="Arial" fo:background-color="#FFFF00"/>
    </style:style>
    <style:style style:name="P157" style:parent-style-name="Standard" style:list-style-name="LFO3" style:family="paragraph"/>
    <style:style style:name="T158" style:parent-style-name="Fuentedepárrafopredeter." style:family="text">
      <style:text-properties style:font-name="Arial" style:font-name-complex="Arial" fo:font-weight="bold" style:font-weight-asian="bold" style:font-weight-complex="bold"/>
    </style:style>
    <style:style style:name="P159" style:parent-style-name="Standard" style:list-style-name="LFO3" style:family="paragraph"/>
    <style:style style:name="T160" style:parent-style-name="Fuentedepárrafopredeter." style:family="text">
      <style:text-properties style:font-name="Arial" style:font-name-complex="Arial" style:font-weight-complex="bold"/>
    </style:style>
    <style:style style:name="P161" style:parent-style-name="Standard" style:list-style-name="LFO3" style:family="paragraph"/>
    <style:style style:name="T162" style:parent-style-name="Fuentedepárrafopredeter." style:family="text">
      <style:text-properties style:font-name="Arial" style:font-name-complex="Arial" fo:font-weight="bold" style:font-weight-asian="bold" style:font-weight-complex="bold"/>
    </style:style>
    <style:style style:name="P163" style:parent-style-name="Standard" style:list-style-name="LFO3" style:family="paragraph"/>
    <style:style style:name="T164" style:parent-style-name="Fuentedepárrafopredeter." style:family="text">
      <style:text-properties style:font-name="Arial" style:font-name-complex="Arial" style:font-weight-complex="bold"/>
    </style:style>
    <style:style style:name="P165"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66"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67" style:parent-style-name="Standard" style:list-style-name="LFO4" style:family="paragraph">
      <style:text-properties style:font-name="Arial" style:font-name-complex="Arial" fo:font-weight="bold" style:font-weight-asian="bold" style:font-weight-complex="bold" fo:background-color="#FFFF00"/>
    </style:style>
    <style:style style:name="P168" style:parent-style-name="Standard" style:list-style-name="LFO4" style:family="paragraph"/>
    <style:style style:name="T169" style:parent-style-name="Fuentedepárrafopredeter." style:family="text">
      <style:text-properties style:font-name="Arial" style:font-name-complex="Arial" fo:font-weight="bold" style:font-weight-asian="bold" style:font-weight-complex="bold" fo:background-color="#FFFF00"/>
    </style:style>
    <style:style style:name="T170" style:parent-style-name="Fuentedepárrafopredeter." style:family="text">
      <style:text-properties style:font-name="Arial" style:font-name-complex="Arial" fo:background-color="#FFFF00"/>
    </style:style>
    <style:style style:name="P171" style:parent-style-name="Standard" style:list-style-name="LFO4" style:family="paragraph"/>
    <style:style style:name="P172" style:parent-style-name="Standard" style:list-style-name="LFO4" style:family="paragraph"/>
    <style:style style:name="T173" style:parent-style-name="Fuentedepárrafopredeter." style:family="text">
      <style:text-properties style:font-name="Arial" style:font-name-complex="Arial" fo:font-weight="bold" style:font-weight-asian="bold" style:font-weight-complex="bold"/>
    </style:style>
    <style:style style:name="T174" style:parent-style-name="Fuentedepárrafopredeter." style:family="text">
      <style:text-properties style:font-name="Arial" style:font-name-complex="Arial"/>
    </style:style>
    <style:style style:name="P175" style:parent-style-name="Standard" style:list-style-name="LFO4" style:family="paragraph"/>
    <style:style style:name="T176" style:parent-style-name="Fuentedepárrafopredeter." style:family="text">
      <style:text-properties style:font-name="Arial" style:font-name-complex="Arial" style:font-weight-complex="bold"/>
    </style:style>
    <style:style style:name="P177" style:parent-style-name="Standard" style:list-style-name="LFO4" style:family="paragraph">
      <style:text-properties style:font-name="Arial" style:font-name-complex="Arial" fo:font-weight="bold" style:font-weight-asian="bold" style:font-weight-complex="bold"/>
    </style:style>
    <style:style style:name="P178" style:parent-style-name="Standard" style:list-style-name="LFO4" style:family="paragraph"/>
    <style:style style:name="T179" style:parent-style-name="Fuentedepárrafopredeter." style:family="text">
      <style:text-properties style:font-name="Arial" style:font-name-complex="Arial" style:font-weight-complex="bold"/>
    </style:style>
    <style:style style:name="P180" style:parent-style-name="Standard" style:list-style-name="LFO4" style:family="paragraph">
      <style:text-properties style:font-name="Arial" style:font-name-complex="Arial" fo:font-weight="bold" style:font-weight-asian="bold" style:font-weight-complex="bold"/>
    </style:style>
    <style:style style:name="P181" style:parent-style-name="Standard" style:list-style-name="LFO4" style:family="paragraph"/>
    <style:style style:name="T182" style:parent-style-name="Fuentedepárrafopredeter." style:family="text">
      <style:text-properties style:font-name="Arial" style:font-name-complex="Arial" style:font-weight-complex="bold"/>
    </style:style>
    <style:style style:name="P183" style:parent-style-name="Standard" style:list-style-name="LFO4" style:family="paragraph">
      <style:text-properties style:font-name="Arial" style:font-name-complex="Arial" fo:font-weight="bold" style:font-weight-asian="bold" style:font-weight-complex="bold"/>
    </style:style>
    <style:style style:name="P184" style:parent-style-name="Standard" style:list-style-name="LFO4" style:family="paragraph">
      <style:text-properties style:font-name="Arial" style:font-name-complex="Arial" fo:font-weight="bold" style:font-weight-asian="bold" style:font-weight-complex="bold"/>
    </style:style>
    <style:style style:name="P185" style:parent-style-name="Standard" style:list-style-name="LFO4" style:family="paragraph">
      <style:text-properties style:font-name="Arial" style:font-name-complex="Arial" fo:font-weight="bold" style:font-weight-asian="bold" style:font-weight-complex="bold"/>
    </style:style>
    <style:style style:name="P186" style:parent-style-name="Standard" style:list-style-name="LFO4" style:family="paragraph">
      <style:text-properties style:font-name="Arial" style:font-name-complex="Arial" fo:font-weight="bold" style:font-weight-asian="bold" style:font-weight-complex="bold"/>
    </style:style>
    <style:style style:name="P187" style:parent-style-name="Standard" style:list-style-name="LFO4" style:family="paragraph">
      <style:text-properties style:font-name="Arial" style:font-name-complex="Arial" fo:font-weight="bold" style:font-weight-asian="bold" style:font-weight-complex="bold"/>
    </style:style>
  </office:automatic-styles>
  <office:body>
    <office:text text:use-soft-page-breaks="true">
      <text:p text:style-name="P1">Costo Beneficio:</text:p>
      <text:p text:style-name="P2"/>
      <text:p text:style-name="P3"><text:span text:style-name="T4">Objetivos:</text:span></text:p>
      <text:p text:style-name="P5"/>
      <text:p text:style-name="Standard"><text:span text:style-name="T6"><text:tab/></text:span><text:span text:style-name="T7">Calcular costos y beneficios de asociados al sistema, realizar una comparación y determinar<text:s/></text:span><text:span text:style-name="T8"><text:tab/>la factibilidad económica.</text:span></text:p>
      <text:p text:style-name="P9"/>
      <text:p text:style-name="Standard"><text:span text:style-name="T10">Clasificación:</text:span></text:p>
      <text:p text:style-name="P11"/>
      <text:list text:style-name="LFO1" text:continue-numbering="true">
        <text:list-item>
          <text:p text:style-name="P12">De acuerdo a la<text:s/>relación con el sistema:</text:p>
          <text:list text:continue-numbering="true">
            <text:list-item>
              <text:p text:style-name="P13">Costos directos<text:s/>(</text:p>
            </text:list-item>
            <text:list-item>
              <text:p text:style-name="P14">Costos indirectos<text:s/>(conexión de internet,</text:p>
            </text:list-item>
          </text:list>
        </text:list-item>
        <text:list-item>
          <text:p text:style-name="P15">De acuerdo a la periodicidad:</text:p>
          <text:list text:continue-numbering="true">
            <text:list-item>
              <text:p text:style-name="P16">Costos por única vez<text:s/>(compra del software, garantía por 1 año)</text:p>
            </text:list-item>
            <text:list-item>
              <text:p text:style-name="P17"><text:span text:style-name="T18">costos recurrentes</text:span><text:span text:style-name="T19"><text:s/>(soporte técnico)</text:span></text:p>
            </text:list-item>
          </text:list>
        </text:list-item>
        <text:list-item>
          <text:p text:style-name="P20"><text:span text:style-name="T21">De acuerdo a su materialización:</text:span></text:p>
          <text:list text:continue-numbering="true">
            <text:list-item>
              <text:p text:style-name="P22">Beneficios tangibles<text:s/>(plata,</text:p>
            </text:list-item>
            <text:list-item>
              <text:p text:style-name="P23">Beneficios intangibles<text:s/>(experiencia y conocimiento ganados por el personal, reconocimiento en el mercado tecnológico) <text:s/></text:p>
            </text:list-item>
          </text:list>
        </text:list-item>
        <text:list-item>
          <text:p text:style-name="P24">De acuerdo a su periodicidad:</text:p>
          <text:list text:continue-numbering="true">
            <text:list-item>
              <text:p text:style-name="P25">Beneficios por única<text:s/>vez<text:s/>(paga del cliente por software)</text:p>
            </text:list-item>
            <text:list-item>
              <text:p text:style-name="P26"><text:span text:style-name="T27">beneficios recurrentes</text:span><text:span text:style-name="T28">.</text:span><text:span text:style-name="T29"><text:s/>(paga por soporte técnico)</text:span></text:p>
            </text:list-item>
          </text:list>
        </text:list-item>
      </text:list>
      <text:p text:style-name="P30"/>
      <text:p text:style-name="P31">Costo de sistema:</text:p>
      <text:p text:style-name="P32"/>
      <text:list text:style-name="LFO2" text:continue-numbering="true">
        <text:list-item>
          <text:p text:style-name="P33">Construcción:</text:p>
          <text:list text:continue-numbering="true">
            <text:list-item>
              <text:p text:style-name="P34"><text:span text:style-name="T35">Honorarios del Equipo desarrollador:</text:span><text:span text:style-name="T36"><text:s/>Analistas, diseñadores, programadores, usuarios, consultores externos.</text:span><text:span text:style-name="T37"><text:s/>( SUELDO )</text:span></text:p>
              <text:list text:continue-numbering="true">
                <text:list-item>
                  <text:list>
                    <text:list-item>
                      <text:p text:style-name="P38"><text:s/>En el caso de ISU los honorarios serian Camila Galván como Analista de sistema,<text:s/>Giuliana Esquibel como Programadora y Sebastián Estévez como Diseñador de sistema.</text:p>
                    </text:list-item>
                  </text:list>
                </text:list-item>
              </text:list>
            </text:list-item>
            <text:list-item>
              <text:p text:style-name="P39"><text:span text:style-name="T40">Herramientas:</text:span><text:span text:style-name="T41"><text:s/>Lenguaje de programación, otros tipos de software, tiempo de computador.</text:span></text:p>
              <text:list text:continue-numbering="true">
                <text:list-item>
                  <text:list>
                    <text:list-item>
                      <text:p text:style-name="P42">En Programación se estará utilizando el Visual Studio 2010.</text:p>
                    </text:list-item>
                    <text:list-item>
                      <text:p text:style-name="P43">En Base de Datos se utilizara DIA e Informix.</text:p>
                    </text:list-item>
                    <text:list-item>
                      <text:p text:style-name="P44">En Taller de Mantenimiento se utiliza PacketTracer y DIA.</text:p>
                    </text:list-item>
                    <text:list-item>
                      <text:p text:style-name="P45">En Sistema Operativo se utiliza NotePad++.</text:p>
                    </text:list-item>
                    <text:list-item>
                      <text:p text:style-name="P46">Como empresa se utiliza un paquete de Ofimática (Libre Office, Open Office, Microsoft Office), el sistema de repositorio es GitHub, y para la planificación se utiliza Gantter y Trello.<text:s/><text:s/></text:p>
                    </text:list-item>
                  </text:list>
                </text:list-item>
              </text:list>
            </text:list-item>
            <text:list-item>
              <text:p text:style-name="P47"><text:span text:style-name="T48"><text:s/></text:span><text:span text:style-name="T49">Capacitación de Equipo de desarrollo:</text:span><text:span text:style-name="T50"><text:s/>Cursos, biografiara, suscripciones, entrenamiento cruzado.</text:span></text:p>
              <text:list text:continue-numbering="true">
                <text:list-item>
                  <text:list>
                    <text:list-item>
                      <text:p text:style-name="P51"><text:span text:style-name="T52">Para la capacitación ISU siempre estará dispuesto a buscar información que enrique</text:span><text:span text:style-name="T53">zca el conocimiento mediante Internet, bibliotecas y personas con conocimiento del ámbito.<text:s/></text:span></text:p>
                    </text:list-item>
                  </text:list>
                </text:list-item>
              </text:list>
            </text:list-item>
            <text:list-item>
              <text:p text:style-name="P54"><text:span text:style-name="T55">Lugar de trabajo:</text:span><text:span text:style-name="T56"><text:s/></text:span><text:span text:style-name="T57">Espacio de oficina y equipamiento.</text:span></text:p>
              <text:list text:continue-numbering="true">
                <text:list-item>
                  <text:list>
                    <text:list-item>
                      <text:p text:style-name="P58"><text:span text:style-name="T59">ISU eligió como lugar de trabajo el local de Salinas</text:span><text:span text:style-name="T60"><text:s/>(</text:span><text:span text:style-name="T61"><text:s/></text:span><text:span text:style-name="T62">LOCALIZACION</text:span><text:span text:style-name="T63"><text:s/></text:span><text:span text:style-name="T64">)</text:span><text:span text:style-name="T65"><text:s/></text:span></text:p>
                    </text:list-item>
                  </text:list>
                </text:list-item>
              </text:list>
            </text:list-item>
            <text:list-item>
              <text:p text:style-name="P66"><text:span text:style-name="T67">Gastos extras:</text:span><text:span text:style-name="T68"><text:s/></text:span><text:span text:style-name="T69">Viáticos.</text:span></text:p>
              <text:list text:continue-numbering="true">
                <text:list-item>
                  <text:list>
                    <text:list-item>
                      <text:p text:style-name="P70"><text:s/>( MAMA)</text:p>
                    </text:list-item>
                  </text:list>
                </text:list-item>
              </text:list>
            </text:list-item>
          </text:list>
        </text:list-item>
      </text:list>
      <text:p text:style-name="P71"/>
      <text:soft-page-break/>
      <text:list text:style-name="LFO2" text:continue-numbering="true">
        <text:list-item>
          <text:p text:style-name="P72">Instalación:</text:p>
        </text:list-item>
      </text:list>
      <text:p text:style-name="P73"/>
      <text:list text:style-name="LFO2" text:continue-numbering="true">
        <text:list-item>
          <text:list>
            <text:list-item>
              <text:p text:style-name="P74"><text:span text:style-name="T75">Capacitación de<text:s/></text:span><text:span text:style-name="T76">usuarios:</text:span><text:span text:style-name="T77"><text:s/>Cursos, tiempo fuera, manual de usuario.</text:span></text:p>
              <text:list text:continue-numbering="true">
                <text:list-item>
                  <text:list>
                    <text:list-item>
                      <text:p text:style-name="P78"><text:span text:style-name="T79">ISU brindara soporte t</text:span><text:span text:style-name="T80">écnico al cliente, también en el local habrá<text:s/></text:span><text:span text:style-name="T81">cursos de aprendizaje básico</text:span><text:span text:style-name="T82"><text:s/>de software y Hardware</text:span><text:span text:style-name="T83">, y<text:s/></text:span></text:p>
                    </text:list-item>
                    <text:list-item>
                      <text:p text:style-name="P84"><text:span text:style-name="T85">E</text:span><text:span text:style-name="T86">l software vendrá con manual incluido para serla más fácil el manejo al usuario</text:span><text:span text:style-name="T87"><text:s/>y se le brindara a los empleados de los tambos se la posibilidad de capacitación con un máximo 3 meses gratis</text:span><text:span text:style-name="T88">.</text:span></text:p>
                    </text:list-item>
                    <text:list-item>
                      <text:p text:style-name="P89"/>
                    </text:list-item>
                  </text:list>
                </text:list-item>
              </text:list>
            </text:list-item>
            <text:list-item>
              <text:p text:style-name="P90"><text:span text:style-name="T91">Puesta en marcha e</text:span><text:span text:style-name="T92">n paralelo:</text:span><text:span text:style-name="T93"><text:s/></text:span><text:span text:style-name="T94">Duplicación temporal de uso de recursos</text:span><text:span text:style-name="T95">.</text:span></text:p>
              <text:list text:continue-numbering="true">
                <text:list-item>
                  <text:list>
                    <text:list-item>
                      <text:p text:style-name="P96"/>
                    </text:list-item>
                  </text:list>
                </text:list-item>
              </text:list>
            </text:list-item>
            <text:list-item>
              <text:p text:style-name="P97"><text:span text:style-name="T98">Conversión de la base de datos:<text:s/></text:span><text:span text:style-name="T99">Ingreso de la información, migración automática.</text:span></text:p>
              <text:list text:continue-numbering="true">
                <text:list-item>
                  <text:list>
                    <text:list-item>
                      <text:p text:style-name="P100"><text:span text:style-name="T101">Los encargados del ingreso de la información a la base de dat</text:span><text:span text:style-name="T102">o</text:span><text:span text:style-name="T103">s<text:s/></text:span><text:span text:style-name="T104">serán los usuarios utilizando los conocimientos adquiridos a través del manual de usuario y/o los cursos de capacitación.<text:s/></text:span></text:p>
                    </text:list-item>
                  </text:list>
                </text:list-item>
              </text:list>
            </text:list-item>
            <text:list-item>
              <text:p text:style-name="P105"><text:span text:style-name="T106">Instalación comercial:<text:s/></text:span><text:span text:style-name="T107">Hardware, Software, acondicionamiento de las instalaciones.</text:span></text:p>
              <text:list text:continue-numbering="true">
                <text:list-item>
                  <text:list>
                    <text:list-item>
                      <text:p text:style-name="P108"><text:span text:style-name="T109">En Taller de Mantenimiento se han cread</text:span><text:span text:style-name="T110">o varios tipos de combos de dif</text:span><text:span text:style-name="T111">erentes precios para el Hardware</text:span><text:span text:style-name="T112"><text:s/>tendrán</text:span><text:span text:style-name="T113"><text:s/>el acondicionamiento de una sala para los servidores y otros podrán solo tener el equipo más barato pero eficaz.</text:span></text:p>
                    </text:list-item>
                    <text:list-item>
                      <text:p text:style-name="P114"><text:span text:style-name="T115">El precio total de la instalación del sistema variara según los recursos, acondicionamientos o infraestructura que el cliente ya tenga. Lo que se vende como mínimos en todos los casos es el programa, garantía, soporte técnico y soporte ( Formacion Empresarial )</text:span><text:span text:style-name="T116">. La empresa ISU se encargara de la compra e instalación de equipos, acondicionamientos del lugar e instalación de la infraestructura, pero si el cliente ya cuanta con estos no se incluirá en el precio.</text:span></text:p>
                    </text:list-item>
                  </text:list>
                </text:list-item>
              </text:list>
            </text:list-item>
            <text:list-item>
              <text:p text:style-name="P117">Gastos de instalación complementaria</text:p>
            </text:list-item>
            <text:list-item>
              <text:p text:style-name="P118">Honorarios del<text:s/>equipo de desarrollo</text:p>
            </text:list-item>
          </text:list>
        </text:list-item>
      </text:list>
      <text:p text:style-name="P119"/>
      <text:list text:style-name="LFO2" text:continue-numbering="true">
        <text:list-item>
          <text:p text:style-name="P120">Operación:</text:p>
        </text:list-item>
      </text:list>
      <text:p text:style-name="P121"/>
      <text:list text:style-name="LFO2" text:continue-numbering="true">
        <text:list-item>
          <text:list>
            <text:list-item>
              <text:p text:style-name="P122"><text:span text:style-name="T123">Materiales:</text:span><text:span text:style-name="T124"><text:s/>Insumos, Hardware (Soporte y refacciones), Software (soporte y alquiler)</text:span></text:p>
              <text:list text:continue-numbering="true">
                <text:list-item>
                  <text:list>
                    <text:list-item>
                      <text:p text:style-name="P125"><text:span text:style-name="T126">.</text:span></text:p>
                    </text:list-item>
                  </text:list>
                </text:list-item>
              </text:list>
            </text:list-item>
            <text:list-item>
              <text:p text:style-name="P127"><text:span text:style-name="T128">Honorarios del personal de operaciones:</text:span><text:span text:style-name="T129"><text:s/>Operadores, soporte técnico, etc.</text:span></text:p>
            </text:list-item>
          </text:list>
        </text:list-item>
        <text:list-item>
          <text:p text:style-name="P130">mantenimiento</text:p>
        </text:list-item>
        <text:list-item>
          <text:p text:style-name="P131">extras:</text:p>
          <text:list text:continue-numbering="true">
            <text:list-item>
              <text:p text:style-name="P132"><text:span text:style-name="T133">Costo del dinero:</text:span><text:span text:style-name="T134"><text:s/>Intereses de la financi</text:span><text:span text:style-name="T135">ación y perdidos.</text:span></text:p>
            </text:list-item>
            <text:list-item>
              <text:p text:style-name="P136"><text:span text:style-name="T137">Costo del fracaso:</text:span><text:span text:style-name="T138"><text:s/>Fallas del nuevo sistema, corrección de fallas.</text:span></text:p>
            </text:list-item>
          </text:list>
        </text:list-item>
        <text:list-item>
          <text:p text:style-name="P139">no hacer nada<text:s/></text:p>
        </text:list-item>
      </text:list>
      <text:p text:style-name="P140"/>
      <text:p text:style-name="P141"/>
      <text:p text:style-name="Standard"><text:span text:style-name="T142">Beneficios Tácticos:</text:span></text:p>
      <text:list text:style-name="LFO3" text:continue-numbering="true">
        <text:list-item>
          <text:p text:style-name="P143"><text:span text:style-name="T144">Evitar costos:<text:s/></text:span><text:span text:style-name="T145">Refeccionar</text:span><text:span text:style-name="T146"><text:s/>del personal, eliminación de gastos innecesarios.</text:span></text:p>
          <text:list text:continue-numbering="true">
            <text:list-item>
              <text:p text:style-name="P147"/>
            </text:list-item>
          </text:list>
        </text:list-item>
        <text:list-item>
          <text:p text:style-name="P148"><text:span text:style-name="T149">Reducción de costos operativos:<text:s/></text:span><text:span text:style-name="T150">Gastos de papel y otros<text:s/></text:span><text:span text:style-name="T151">insumos, costos telefónicos, espacio de oficina, mobiliarios, etc</text:span><text:span text:style-name="T152">.</text:span></text:p>
          <text:list text:continue-numbering="true">
            <text:list-item>
              <text:p text:style-name="P153"/>
            </text:list-item>
          </text:list>
        </text:list-item>
        <text:list-item>
          <text:p text:style-name="P154"><text:span text:style-name="T155">Procesamiento más ágil de las transacciones de negocios:<text:s/></text:span><text:span text:style-name="T156">Posibilidad de <text:s/>manejar más transacciones, mejor flujo del efectivo.</text:span></text:p>
        </text:list-item>
        <text:list-item>
          <text:p text:style-name="P157"><text:span text:style-name="T158">Eliminación o disminución de errores</text:span></text:p>
          <text:list text:continue-numbering="true">
            <text:list-item>
              <text:p text:style-name="P159"><text:span text:style-name="T160">Servicio de redundancia en Antel.<text:s/></text:span></text:p>
            </text:list-item>
          </text:list>
        </text:list-item>
        <text:list-item>
          <text:p text:style-name="P161"><text:span text:style-name="T162">Mejora en la productividad.</text:span></text:p>
          <text:list text:continue-numbering="true">
            <text:list-item>
              <text:p text:style-name="P163"><text:span text:style-name="T164">Una de las razones de ser el sistema es facilitar la gestión y administración del tambo.</text:span></text:p>
            </text:list-item>
          </text:list>
        </text:list-item>
      </text:list>
      <text:p text:style-name="P165"/>
      <text:p text:style-name="P166">Beneficios Estratégicos:</text:p>
      <text:list text:style-name="LFO4" text:continue-numbering="true">
        <text:list-item>
          <text:p text:style-name="P167">Apoyar la estrategia del negocio:</text:p>
          <text:list text:continue-numbering="true">
            <text:list-item>
              <text:p text:style-name="P168"><text:span text:style-name="T169">Diferenciación:<text:s/></text:span><text:span text:style-name="T170">proporcionar un medio para brindar un producto o servicio diferenciado.</text:span></text:p>
              <text:list text:continue-numbering="true">
                <text:list-item>
                  <text:list>
                    <text:list-item>
                      <text:p text:style-name="P171"/>
                    </text:list-item>
                  </text:list>
                </text:list-item>
              </text:list>
            </text:list-item>
            <text:list-item>
              <text:p text:style-name="P172"><text:span text:style-name="T173">Liderazgo en costos:<text:s/></text:span><text:span text:style-name="T174">proporcionar un medio para la <text:s/>reducción de los costos operativos y de producción.</text:span></text:p>
              <text:list text:continue-numbering="true">
                <text:list-item>
                  <text:list>
                    <text:list-item>
                      <text:p text:style-name="P175"><text:span text:style-name="T176">ISU brindara lo mejor al mejor precio posible ya que busca que con la variedad de paquetes de hardware abarque cualquier tipo de clientela, hasta el paquete más barato cumple los requisitos mínimos para correr el sistema ofrecido.</text:span></text:p>
                    </text:list-item>
                  </text:list>
                </text:list-item>
              </text:list>
            </text:list-item>
          </text:list>
        </text:list-item>
        <text:list-item>
          <text:p text:style-name="P177">Crear ventajas competitivas</text:p>
          <text:list text:continue-numbering="true">
            <text:list-item>
              <text:p text:style-name="P178"><text:span text:style-name="T179">El programa de ISU contara, en todos los niveles del paquete, con versión de varios idiomas: español, inglés y portugués.</text:span></text:p>
            </text:list-item>
          </text:list>
        </text:list-item>
        <text:list-item>
          <text:p text:style-name="P180">Identificar y atraer nuevos clientes</text:p>
          <text:list text:continue-numbering="true">
            <text:list-item>
              <text:p text:style-name="P181"><text:span text:style-name="T182">ISU con el avance de la tecnología y la sociedad se adaptara a estos nuevos ámbitos y tratara de satisfacer a su clientela.</text:span></text:p>
            </text:list-item>
          </text:list>
        </text:list-item>
        <text:list-item>
          <text:p text:style-name="P183">Mantener la fidelidad con los clientes actuales</text:p>
        </text:list-item>
        <text:list-item>
          <text:p text:style-name="P184">Proporcionar nuevos productos y servicios.</text:p>
        </text:list-item>
        <text:list-item>
          <text:p text:style-name="P185">Manejar información con <text:s/>la que no se contaba anteriormente</text:p>
        </text:list-item>
        <text:list-item>
          <text:p text:style-name="P186">Difundir y compartir el conocimiento <text:s/>dentro de la organización</text:p>
        </text:list-item>
        <text:list-item>
          <text:p text:style-name="P187">Motivación del personal</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mi</dc:creator>
    <meta:creation-date>2016-08-03T19:49:00Z</meta:creation-date>
    <dc:date>2016-08-19T18:44:00Z</dc:date>
    <meta:template xlink:href="Normal.dotm" xlink:type="simple"/>
    <meta:editing-cycles>4</meta:editing-cycles>
    <meta:editing-duration>PT6720S</meta:editing-duration>
    <meta:document-statistic meta:page-count="3" meta:paragraph-count="10" meta:word-count="836" meta:character-count="5430" meta:row-count="38" meta:non-whitespace-character-count="4604"/>
  </office:meta>
</office:document-meta>
</file>